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ジュプトル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ジュカイン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ワカシャモ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バシャーモ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ヌマクロー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ラグラージ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グラエナ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マッスグマ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ケムッソ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カラサリス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マユルド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ハスブレロ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ルンパッパ</text:p>
          </table:table-cell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コノハナ</text:p>
          </table:table-cell>
          <table:table-cell office:value-type="float" office:value="274" calcext:value-type="float">
            <text:p>27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ダーテング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オオスバメ</text:p>
          </table:table-cell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ペリッパー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キルリア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サーナイト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3">
          <table:table-cell office:value-type="string" calcext:value-type="string">
            <text:p>n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アメモース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キノガッサ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ヤルキモノ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ケッキング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テッカニン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ヌケニン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ドゴーム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バクオング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ハリテヤマ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ルリリ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エネコロロ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5T21:44:43.945178460</dc:date>
    <meta:editing-duration>P1DT5H52M37S</meta:editing-duration>
    <meta:editing-cycles>63</meta:editing-cycles>
    <meta:generator>LibreOffice/7.3.7.2$Linux_X86_64 LibreOffice_project/30$Build-2</meta:generator>
    <meta:document-statistic meta:table-count="1" meta:cell-count="9362" meta:object-count="0"/>
  </office:meta>
</office:document-meta>
</file>